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Verdana" svg:font-family="Verdana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fff5"/>
    </style:style>
    <style:style style:name="P2" style:family="paragraph" style:parent-style-name="Standard">
      <style:text-properties fo:font-size="12pt" officeooo:paragraph-rsid="0001fff5" style:font-size-asian="12pt" style:font-size-complex="12pt"/>
    </style:style>
    <style:style style:name="P3" style:family="paragraph" style:parent-style-name="Standard">
      <style:text-properties fo:font-size="12pt" fo:language="ru" fo:country="RU" officeooo:rsid="0001fff5" officeooo:paragraph-rsid="0001fff5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fff5"/>
    </style:style>
    <style:style style:name="T3" style:family="text">
      <style:text-properties fo:language="ru" fo:country="RU" officeooo:rsid="0001fff5"/>
    </style:style>
    <style:style style:name="T4" style:family="text">
      <style:text-properties fo:color="#000000"/>
    </style:style>
    <style:style style:name="T5" style:family="text">
      <style:text-properties fo:color="#000000" style:font-name="Consolas" fo:font-style="normal" fo:font-weight="normal" style:font-style-asian="normal" style:font-weight-asian="normal"/>
    </style:style>
    <style:style style:name="T6" style:family="text">
      <style:text-properties fo:font-size="12pt" fo:language="en" fo:country="US" officeooo:rsid="0001fff5" style:font-size-asian="12pt" style:font-size-complex="12pt"/>
    </style:style>
    <style:style style:name="T7" style:family="text">
      <style:text-properties fo:font-size="12pt" fo:language="ru" fo:country="RU" officeooo:rsid="0001fff5" style:font-size-asian="12pt" style:font-size-complex="12pt"/>
    </style:style>
    <style:style style:name="T8" style:family="text">
      <style:text-properties fo:font-size="12pt" fo:language="ru" fo:country="RU" officeooo:rsid="00036660" style:font-size-asian="12pt" style:font-size-complex="12pt"/>
    </style:style>
    <style:style style:name="T9" style:family="text">
      <style:text-properties fo:font-variant="normal" fo:text-transform="none" fo:color="#000000" style:font-name="Verdana" fo:letter-spacing="normal" fo:language="en" fo:country="US" fo:font-style="normal" fo:font-weight="normal" officeooo:rsid="0001ff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Для начала работы бота необходимо установить интерпретатор </text:span><text:span text:style-name="T2">Python, </text:span><text:span text:style-name="T3">далее при помощи команды </text:span><text:span text:style-name="T2">pip </text:span><text:span text:style-name="T3">установить модули :<text:line-break/></text:span><text:span text:style-name="T5">configparser</text:span><text:span text:style-name="T4"><text:line-break/></text:span><text:span text:style-name="T5">datetime</text:span><text:span text:style-name="T4"><text:line-break/></text:span><text:span text:style-name="T5">subprocess</text:span><text:span text:style-name="T4"><text:line-break/></text:span><text:span text:style-name="T5">time</text:span><text:span text:style-name="T4"><text:line-break/></text:span><text:span text:style-name="T5">telebot</text:span><text:span text:style-name="T4"><text:line-break/></text:span><text:span text:style-name="T5">threading</text:span><text:span text:style-name="T4"><text:line-break/></text:span><text:span text:style-name="T5">bs4</text:span></text:p>
      <text:p text:style-name="P2"><text:span text:style-name="T3"><text:line-break/><text:line-break/></text:span></text:p>
      <text:p text:style-name="P3">Для запуска бота необходимо запустить <text:span text:style-name="T1">start.bat</text:span></text:p>
      <text:p text:style-name="P3">Для изменение параметров подключения есть файл <text:span text:style-name="T1">settings.ini </text:span>где<text:span text:style-name="T1"><text:line-break/>ip_addres = [</text:span>адрес кассы<text:span text:style-name="T1">]</text:span></text:p>
      <text:p text:style-name="P3"><text:span text:style-name="T1">port = [</text:span>порт <text:span text:style-name="T1">xml </text:span>интерфейса<text:span text:style-name="T1">]</text:span></text:p>
      <text:p text:style-name="P1"><text:span text:style-name="T6">xml_request = [</text:span><text:span text:style-name="T7">файл с запросом</text:span><text:span text:style-name="T6">]</text:span></text:p>
      <text:p text:style-name="P1"><text:span text:style-name="T6">xml_response = [</text:span><text:span text:style-name="T7">файл с ответом</text:span><text:span text:style-name="T6">]</text:span></text:p>
      <text:p text:style-name="P1"><text:span text:style-name="T6">log_rkeeper = [</text:span><text:span text:style-name="T7">логин кипера</text:span><text:span text:style-name="T6">]</text:span></text:p>
      <text:p text:style-name="P1"><text:span text:style-name="T6">pass_rkeeper = [</text:span><text:span text:style-name="T7">пароль кипера</text:span><text:span text:style-name="T6">]</text:span></text:p>
      <text:p text:style-name="P1"><text:span text:style-name="T6">token = [</text:span><text:span text:style-name="T7">токен для бота</text:span><text:span text:style-name="T6">]</text:span></text:p>
      <text:p text:style-name="P1"><text:span text:style-name="T6">delay = [</text:span><text:span text:style-name="T7">задержка повторного опроса кассы</text:span><text:span text:style-name="T6">]<text:line-break/><text:line-break/><text:line-break/></text:span><text:span text:style-name="T7">для запуска через прокси, требуется ра</text:span><text:span text:style-name="T8">с</text:span><text:span text:style-name="T7">комментировать 10 и 11 строку в </text:span><text:span text:style-name="T6">main.py </text:span><text:span text:style-name="T7">и в батник добавить запуск файла </text:span><text:span text:style-name="T6">tor.exe </text:span><text:span text:style-name="T7">из папки </text:span><text:span text:style-name="T6">tor<text:line-break/><text:line-break/></text:span><text:span text:style-name="T7">На кассе требуется установить </text:span><text:span text:style-name="T6">xml </text:span><text:span text:style-name="T7">интерфейс и настроить его по образцу </text:span><text:a xlink:type="simple" xlink:href="https://support.ucs.ru/ru/node/9587" text:style-name="Internet_20_link" text:visited-style-name="Visited_20_Internet_20_Link">https://support.ucs.ru/ru/node/9587</text:a> <text:s/><text:span text:style-name="T3">пункт </text:span><text:span text:style-name="T2">“</text:span><text:bookmark text:name="header-6"/><text:span text:style-name="T9">Настройка в r_keeper_7</text:span><text:span text:style-name="T2">”</text:span></text:p>
      <text:p text:style-name="P1"><text:span text:style-name="T2"><text:line-break/></text:span><text:span text:style-name="T3">Также необходимо создать макет ТОЧНО ТАКОЙ ЖЕ, как на моноблоке «Илларион Стажёр» который называется «тест бот» и бот будет работать.<text:line-break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Verdana" svg:font-family="Verdana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20-04-16T11:13:13.108000000</dc:date>
    <meta:editing-duration>PT55S</meta:editing-duration>
    <meta:editing-cycles>1</meta:editing-cycles>
    <meta:document-statistic meta:table-count="0" meta:image-count="0" meta:object-count="0" meta:page-count="1" meta:paragraph-count="12" meta:word-count="133" meta:character-count="937" meta:non-whitespace-character-count="807"/>
  </office:meta>
</office:document-meta>
</file>